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2b31e3"/>
    </style:style>
    <style:style style:name="P12" style:family="paragraph" style:parent-style-name="Standard">
      <style:paragraph-properties fo:text-align="center" style:justify-single-word="false"/>
      <style:text-properties fo:font-weight="bold" officeooo:rsid="002b31e3" officeooo:paragraph-rsid="002b31e3" style:font-weight-asian="bold" style:font-weight-complex="bold"/>
    </style:style>
    <style:style style:name="P13" style:family="paragraph" style:parent-style-name="Standard" style:list-style-name="L10">
      <style:paragraph-properties fo:text-align="start" style:justify-single-word="false"/>
      <style:text-properties officeooo:paragraph-rsid="002b31e3"/>
    </style:style>
    <style:style style:name="P14" style:family="paragraph" style:parent-style-name="Standard">
      <style:paragraph-properties fo:text-align="center" style:justify-single-word="false"/>
      <style:text-properties fo:font-weight="normal" officeooo:rsid="002b31e3" officeooo:paragraph-rsid="002b31e3" style:font-weight-asian="normal" style:font-weight-complex="normal"/>
    </style:style>
    <style:style style:name="P15" style:family="paragraph" style:parent-style-name="Standard">
      <style:paragraph-properties fo:text-align="start" style:justify-single-word="false"/>
      <style:text-properties fo:font-weight="normal" officeooo:rsid="002b31e3" officeooo:paragraph-rsid="002b31e3" style:font-weight-asian="normal" style:font-weight-complex="normal"/>
    </style:style>
    <style:style style:name="P16" style:family="paragraph" style:parent-style-name="Standard" style:list-style-name="L9">
      <style:paragraph-properties fo:text-align="start" style:justify-single-word="false"/>
      <style:text-properties officeooo:rsid="0028d8de" officeooo:paragraph-rsid="0028d8de"/>
    </style:style>
    <style:style style:name="P17" style:family="paragraph" style:parent-style-name="Standard" style:list-style-name="L1">
      <style:text-properties officeooo:rsid="002b31e3" officeooo:paragraph-rsid="002b31e3"/>
    </style:style>
    <style:style style:name="P18" style:family="paragraph" style:parent-style-name="Standard" style:list-style-name="L8">
      <style:text-properties officeooo:rsid="002b31e3" officeooo:paragraph-rsid="002b31e3"/>
    </style:style>
    <style:style style:name="P19" style:family="paragraph" style:parent-style-name="Standard" style:list-style-name="L3">
      <style:text-properties officeooo:rsid="002b31e3" officeooo:paragraph-rsid="002b31e3"/>
    </style:style>
    <style:style style:name="P20" style:family="paragraph" style:parent-style-name="Standard">
      <style:paragraph-properties fo:text-align="start" style:justify-single-word="false" fo:break-before="page"/>
      <style:text-properties fo:font-weight="normal" officeooo:rsid="002b31e3" officeooo:paragraph-rsid="002b31e3" style:font-weight-asian="normal"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8d8de" style:font-weight-asian="normal" style:font-weight-complex="normal"/>
    </style:style>
    <style:style style:name="T7" style:family="text">
      <style:text-properties style:text-underline-style="none" fo:font-weight="normal" officeooo:rsid="002b31e3" style:font-weight-asian="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Rescue (4)</text:p>
      <text:p text:style-name="P12">Temporal Waves interfere with navigation in this sector.</text:p>
      <text:p text:style-name="P14"><text:s/></text:p>
      <text:p text:style-name="P15">Description: Long range sensors have detected irregularities in the space-time structure due to waves emanating from a nearby planetoid. Send a team to investigate the phenomenon and correct it. </text:p>
      <text:p text:style-name="P20">Long range sensors have detected irregularities in the space-time structure due to waves emanating from a nearby planetoid. You have been sent to investigate the phenomenon and correct it. </text:p>
      <text:p text:style-name="P4"/>
      <text:list xml:id="list6358187932467590203" text:style-name="L1">
        <text:list-item>
          <text:p text:style-name="P17">Maximum personnel: 6 : If you have personnel on this mission in excess of the maximum then the remainder will die in a horrible transport accident.</text:p>
        </text:list-item>
        <text:list-item>
          <text:p text:style-name="P17">The planetoid seems deserted apart from a large stone structure that will answer your questions in cryptic ways that make absolutely no sense.</text:p>
        </text:list-item>
        <text:list-item>
          <text:p text:style-name="P17">The stone structure sends your team back in time where your antics have the possibility of screwing things up royally in the present. Where you go back in time and how badly things get screwed up is at your discretion.</text:p>
        </text:list-item>
      </text:list>
      <text:p text:style-name="P4"/>
      <text:p text:style-name="P11"><text:span text:style-name="T4">Survivors:</text:span><text:span text:style-name="T5"> </text:span><text:span text:style-name="T7">There will be at least one survivor from this mission. No cards, abilities, or other means apart from direct GM intervention will change that. If the following casualty requirements eliminate the entire team then select one survivor at random. </text:span></text:p>
      <text:list xml:id="list5862320412148483952" text:style-name="L10">
        <text:list-item>
          <text:p text:style-name="P13"><text:span text:style-name="T7">The following people will be casualties of this mission: anyone having the TRIVIA EXPERT, DIPLOMACY, COMMAND, LOGISTICS, RESEARCH, LINGUIST/CS, MEDICINE, INFILTRATION, SCIENCES, PROFESSIONAL CLOWN, HOME REPAIR, or CAMOFLAGE skilll.</text:span></text:p>
        </text:list-item>
      </text:list>
      <text:p text:style-name="P1"/>
      <text:p text:style-name="P6"><text:span text:style-name="T4">Success Criteria</text:span>: </text:p>
      <text:list xml:id="list4746993373993030785" text:style-name="L8">
        <text:list-item>
          <text:p text:style-name="P18">If you have three (3) or more survivors his mission it will be a success. Otherwise the mission is a failure</text:p>
          <text:p text:style-name="P18"/>
        </text:list-item>
      </text:list>
      <text:p text:style-name="P1"><text:span text:style-name="T4">Quartermaster</text:span>: The quartermaster has provided you with the following to assist in your mission: </text:p>
      <text:list xml:id="list2871170017175660084" text:style-name="L3">
        <text:list-item>
          <text:p text:style-name="P19">An old brass lamp from Arabia</text:p>
        </text:list-item>
        <text:list-item>
          <text:p text:style-name="P19">A 500cc Antique Kawasaki Motorcycle engine. </text:p>
        </text:list-item>
      </text:list>
      <text:p text:style-name="P1"/>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9M47S</meta:editing-duration>
    <meta:editing-cycles>22</meta:editing-cycles>
    <meta:generator>LibreOffice/5.1.6.2$Windows_x86 LibreOffice_project/07ac168c60a517dba0f0d7bc7540f5afa45f0909</meta:generator>
    <dc:date>2017-08-20T14:51:32.653000000</dc:date>
    <meta:document-statistic meta:table-count="0" meta:image-count="0" meta:object-count="0" meta:page-count="2" meta:paragraph-count="26" meta:word-count="456" meta:character-count="2696" meta:non-whitespace-character-count="2263"/>
    <meta:user-defined meta:name="Info 1"/>
    <meta:user-defined meta:name="Info 2"/>
    <meta:user-defined meta:name="Info 3"/>
    <meta:user-defined meta:name="Info 4"/>
  </office:meta>
</office:document-meta>
</file>